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A3000003514090909A1FB97BCA.png" manifest:media-type="image/png"/>
  <manifest:file-entry manifest:full-path="Pictures/10000001000002A400000376DD9DB3C5907DBE9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9252in" svg:height="8.7102in" draw:z-index="0"><draw:image xlink:href="Pictures/10000001000002A3000003514090909A1FB97BCA.png" xlink:type="simple" xlink:show="embed" xlink:actuate="onLoad" draw:mime-type="image/png"/></draw:frame><draw:frame draw:style-name="fr1" draw:name="Image2" text:anchor-type="char" svg:width="6.9252in" svg:height="9.0764in" draw:z-index="1"><draw:image xlink:href="Pictures/10000001000002A400000376DD9DB3C5907DBE9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11T12:04:29.274000000</dc:date>
    <meta:editing-duration>PT3M27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2.4.1$Windows_X86_64 LibreOffice_project/27d75539669ac387bb498e35313b970b7fe9c4f9</meta:generator>
  </office:meta>
</office:document-meta>
</file>